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c6eaff"/>
    </style:style>
    <style:style style:name="ce3" style:family="table-cell" style:parent-style-name="Default" style:data-style-name="N132">
      <style:table-cell-properties fo:background-color="#eeeeee"/>
    </style:style>
    <style:style style:name="ce4" style:family="table-cell" style:parent-style-name="Default" style:data-style-name="N132"/>
    <style:style style:name="ce5" style:family="table-cell" style:parent-style-name="Default" style:data-style-name="N132">
      <style:table-cell-properties fo:background-color="#c6eaff"/>
    </style:style>
    <style:style style:name="ce6" style:family="table-cell" style:parent-style-name="Default">
      <style:text-properties style:font-name="Liberation Sans" style:font-name-asian="Microsoft YaHei" style:font-name-complex="Ari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fo:background-color="#eeeeee"/>
    </style:style>
    <style:style style:name="ce11" style:family="table-cell" style:parent-style-name="Default" style:data-style-name="N131">
      <style:table-cell-properties fo:background-color="transparent"/>
    </style:style>
    <style:style style:name="ce12" style:family="table-cell" style:parent-style-name="Default" style:data-style-name="N131">
      <style:table-cell-properties fo:background-color="#c6eaff"/>
    </style:style>
    <style:style style:name="ce13" style:family="table-cell" style:parent-style-name="Default" style:data-style-name="N131"/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oord</text:p>
          </table:table-cell>
          <table:table-cell table:number-columns-repeated="2"/>
          <table:table-cell office:value-type="string" calcext:value-type="string">
            <text:p>Dist Real</text:p>
          </table:table-cell>
          <table:table-cell/>
          <table:table-cell office:value-type="string" calcext:value-type="string">
            <text:p>Dist Estimada</text:p>
          </table:table-cell>
          <table:table-cell/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-2.46" calcext:value-type="float">
            <text:p>-2.46</text:p>
          </table:table-cell>
          <table:table-cell/>
          <table:table-cell table:formula="of:=SQRT(POWER(([.$B$3]-[.B4]);2) + POWER(([.$C$3]-[.C4]);2))" office:value-type="float" office:value="2.41207379654935" calcext:value-type="float">
            <text:p>2.4120737965</text:p>
          </table:table-cell>
          <table:table-cell office:value-type="string" calcext:value-type="string">
            <text:p><text:s/></text:p>
          </table:table-cell>
          <table:table-cell office:value-type="float" office:value="2.372" calcext:value-type="float">
            <text:p>2.372</text:p>
          </table:table-cell>
          <table:table-cell/>
          <table:table-cell table:formula="of:=1-([.E3]/[.G3])" office:value-type="float" office:value="-0.016894517938175" calcext:value-type="float">
            <text:p>-0.0168945179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SQRT(POWER(([.$B$3]-[.B5]);2) + POWER(([.$C$3]-[.C5]);2))" office:value-type="float" office:value="3.70001351348884" calcext:value-type="float">
            <text:p>3.7000135135</text:p>
          </table:table-cell>
          <table:table-cell/>
          <table:table-cell office:value-type="float" office:value="3.6303" calcext:value-type="float">
            <text:p>3.6303</text:p>
          </table:table-cell>
          <table:table-cell/>
          <table:table-cell table:formula="of:=1-([.E4]/[.G4])" office:value-type="float" office:value="-0.0192032376081415" calcext:value-type="float">
            <text:p>-0.0192032376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2.88" calcext:value-type="float">
            <text:p>2.88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SQRT(POWER(([.$B$8]-[.B9]);2) + POWER(([.$C$8]-[.C9]);2))" office:value-type="float" office:value="1.86449161971836" calcext:value-type="float">
            <text:p>1.8644916197</text:p>
          </table:table-cell>
          <table:table-cell/>
          <table:table-cell office:value-type="float" office:value="1.845" calcext:value-type="float">
            <text:p>1.845</text:p>
          </table:table-cell>
          <table:table-cell/>
          <table:table-cell table:formula="of:=1-([.E8]/[.G8])" office:value-type="float" office:value="-0.0105645635329874" calcext:value-type="float">
            <text:p>-0.0105645635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SQRT(POWER(([.$B$8]-[.B10]);2) + POWER(([.$C$8]-[.C10]);2))" office:value-type="float" office:value="1.75577020136463" calcext:value-type="float">
            <text:p>1.7557702014</text:p>
          </table:table-cell>
          <table:table-cell/>
          <table:table-cell office:value-type="float" office:value="1.8275" calcext:value-type="float">
            <text:p>1.8275</text:p>
          </table:table-cell>
          <table:table-cell/>
          <table:table-cell table:formula="of:=1-([.E9]/[.G9])" office:value-type="float" office:value="0.0392502318114188" calcext:value-type="float">
            <text:p>0.0392502318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2.81" calcext:value-type="float">
            <text:p>2.81</text:p>
          </table:table-cell>
          <table:table-cell office:value-type="float" office:value="-1.27" calcext:value-type="float">
            <text:p>-1.27</text:p>
          </table:table-cell>
          <table:table-cell/>
          <table:table-cell table:formula="of:=SQRT(POWER(([.$B$13]-[.B14]);2) + POWER(([.$C$13]-[.C14]);2))" office:value-type="float" office:value="1.7541379649275" calcext:value-type="float">
            <text:p>1.7541379649</text:p>
          </table:table-cell>
          <table:table-cell/>
          <table:table-cell office:value-type="float" office:value="1.816" calcext:value-type="float">
            <text:p>1.816</text:p>
          </table:table-cell>
          <table:table-cell/>
          <table:table-cell table:formula="of:=1-([.E13]/[.G13])" office:value-type="float" office:value="0.0340649972866176" calcext:value-type="float">
            <text:p>0.0340649973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SQRT(POWER(([.$B$13]-[.B15]);2) + POWER(([.$C$13]-[.C15]);2))" office:value-type="float" office:value="2.67226495692325" calcext:value-type="float">
            <text:p>2.6722649569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table:formula="of:=1-([.E14]/[.G14])" office:value-type="float" office:value="-0.342846712021732" calcext:value-type="float">
            <text:p>-0.342846712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2.43" calcext:value-type="float">
            <text:p>2.43</text:p>
          </table:table-cell>
          <table:table-cell office:value-type="float" office:value="1.298" calcext:value-type="float">
            <text:p>1.298</text:p>
          </table:table-cell>
          <table:table-cell/>
          <table:table-cell table:formula="of:=SQRT(POWER(([.$B$18]-[.B19]);2) + POWER(([.$C$18]-[.C19]);2))" office:value-type="float" office:value="2.94728756656014" calcext:value-type="float">
            <text:p>2.9472875666</text:p>
          </table:table-cell>
          <table:table-cell/>
          <table:table-cell office:value-type="float" office:value="2.855" calcext:value-type="float">
            <text:p>2.855</text:p>
          </table:table-cell>
          <table:table-cell/>
          <table:table-cell table:formula="of:=1-([.E18]/[.G18])" office:value-type="float" office:value="-0.0323248919650232" calcext:value-type="float">
            <text:p>-0.032324892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SQRT(POWER(([.$B$18]-[.B20]);2) + POWER(([.$C$18]-[.C20]);2))" office:value-type="float" office:value="2.12906176519142" calcext:value-type="float">
            <text:p>2.1290617652</text:p>
          </table:table-cell>
          <table:table-cell/>
          <table:table-cell office:value-type="float" office:value="2.27" calcext:value-type="float">
            <text:p>2.27</text:p>
          </table:table-cell>
          <table:table-cell/>
          <table:table-cell table:formula="of:=1-([.E19]/[.G19])" office:value-type="float" office:value="0.0620873281095071" calcext:value-type="float">
            <text:p>0.0620873281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.471" calcext:value-type="float">
            <text:p>1.471</text:p>
          </table:table-cell>
          <table:table-cell office:value-type="float" office:value="1.922" calcext:value-type="float">
            <text:p>1.922</text:p>
          </table:table-cell>
          <table:table-cell/>
          <table:table-cell table:formula="of:=SQRT(POWER(([.$B$23]-[.B24]);2) + POWER(([.$C$23]-[.C24]);2))" office:value-type="float" office:value="4.07236110874269" calcext:value-type="float">
            <text:p>4.0723611087</text:p>
          </table:table-cell>
          <table:table-cell/>
          <table:table-cell office:value-type="float" office:value="3.9086" calcext:value-type="float">
            <text:p>3.9086</text:p>
          </table:table-cell>
          <table:table-cell/>
          <table:table-cell table:formula="of:=1-([.E23]/[.G23])" office:value-type="float" office:value="-0.0418976382189764" calcext:value-type="float">
            <text:p>-0.0418976382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SQRT(POWER(([.$B$23]-[.B25]);2) + POWER(([.$C$23]-[.C25]);2))" office:value-type="float" office:value="3.23012770645372" calcext:value-type="float">
            <text:p>3.2301277065</text:p>
          </table:table-cell>
          <table:table-cell/>
          <table:table-cell office:value-type="float" office:value="3.1639" calcext:value-type="float">
            <text:p>3.1639</text:p>
          </table:table-cell>
          <table:table-cell/>
          <table:table-cell table:formula="of:=1-([.E24]/[.G24])" office:value-type="float" office:value="-0.02093230078502" calcext:value-type="float">
            <text:p>-0.0209323008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0754" calcext:value-type="float">
            <text:p>0.0754</text:p>
          </table:table-cell>
          <table:table-cell/>
          <table:table-cell table:formula="of:=SQRT(POWER(([.$B$27]-[.B28]);2) + POWER(([.$C$27]-[.C28]);2))" office:value-type="float" office:value="4.0458404763411" calcext:value-type="float">
            <text:p>4.0458404763</text:p>
          </table:table-cell>
          <table:table-cell/>
          <table:table-cell office:value-type="float" office:value="3.922" calcext:value-type="float">
            <text:p>3.922</text:p>
          </table:table-cell>
          <table:table-cell/>
          <table:table-cell table:formula="of:=1-([.E27]/[.G27])" office:value-type="float" office:value="-0.0315758481236876" calcext:value-type="float">
            <text:p>-0.0315758481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SQRT(POWER(([.$B$27]-[.B29]);2) + POWER(([.$C$27]-[.C29]);2))" office:value-type="float" office:value="4.01591149802881" calcext:value-type="float">
            <text:p>4.015911498</text:p>
          </table:table-cell>
          <table:table-cell/>
          <table:table-cell office:value-type="float" office:value="4.02" calcext:value-type="float">
            <text:p>4.02</text:p>
          </table:table-cell>
          <table:table-cell/>
          <table:table-cell table:formula="of:=1-([.E28]/[.G28])" office:value-type="float" office:value="0.00101704029134064" calcext:value-type="float">
            <text:p>0.0010170403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rro médio</text:p>
          </table:table-cell>
          <table:table-cell table:formula="of:=AVERAGE([.I3:.I29])*100" office:value-type="float" office:value="-3.16516760579049" calcext:value-type="float">
            <text:p>-3.1651676058</text:p>
          </table:table-cell>
          <table:table-cell office:value-type="string" calcext:value-type="string">
            <text:p>%</text:p>
          </table:table-cell>
        </table:table-row>
      </table:table>
      <table:table table:name="Planilha2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left pole</text:p>
          </table:table-cell>
          <table:table-cell office:value-type="float" office:value="4.5" calcext:value-type="float">
            <text:p>4.5</text:p>
          </table:table-cell>
          <table:table-cell office:value-type="float" office:value="-0.8" calcext:value-type="float">
            <text:p>-0.8</text:p>
          </table:table-cell>
          <table:table-cell/>
          <table:table-cell table:style-name="Default" office:value-type="string" calcext:value-type="string">
            <text:p>expected left</text:p>
          </table:table-cell>
          <table:table-cell office:value-type="string" calcext:value-type="string">
            <text:p>generated left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pected right</text:p>
          </table:table-cell>
          <table:table-cell office:value-type="string" calcext:value-type="string">
            <text:p>generated left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expected angle left</text:p>
          </table:table-cell>
          <table:table-cell office:value-type="string" calcext:value-type="string">
            <text:p>generated angle left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pected angle right</text:p>
          </table:table-cell>
          <table:table-cell office:value-type="string" calcext:value-type="string">
            <text:p>generated angle right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 pole</text:p>
          </table:table-cell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xp 1</text:p>
          </table:table-cell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3" table:formula="of:=SQRT(POWER(([.C4]-[.$C$1]);2) + POWER(([.D4]-[.$D$1]);2))" office:value-type="float" office:value="3.93732142452201" calcext:value-type="float">
            <text:p>3.937</text:p>
          </table:table-cell>
          <table:table-cell table:style-name="ce1" office:value-type="float" office:value="3.794" calcext:value-type="float">
            <text:p>3.794</text:p>
          </table:table-cell>
          <table:table-cell table:style-name="ce1" table:formula="of:=1-([.F4]/[.G4])" office:value-type="float" office:value="-0.0377758103642609" calcext:value-type="float">
            <text:p>-0.0377758104</text:p>
          </table:table-cell>
          <table:table-cell table:style-name="ce10" table:formula="of:=SQRT(POWER(([.C4]-[.$C$2]);2) + POWER(([.D4]-[.$D$2]);2))" office:value-type="float" office:value="4.68001068374849" calcext:value-type="float">
            <text:p>4.6800</text:p>
          </table:table-cell>
          <table:table-cell table:style-name="ce3" office:value-type="float" office:value="4.30645571982" calcext:value-type="float">
            <text:p>4.306</text:p>
          </table:table-cell>
          <table:table-cell table:style-name="ce1" table:formula="of:=1-([.I4]/[.J4])" office:value-type="float" office:value="-0.0867430175142039" calcext:value-type="float">
            <text:p>-0.0867430175</text:p>
          </table:table-cell>
          <table:table-cell table:style-name="ce1"/>
          <table:table-cell table:style-name="ce1" table:formula="of:=DEGREES(ACOS((SQRT(POWER(([.$C$1]-[.C4]);2)))/[.F4]))" office:value-type="float" office:value="17.7446716250569" calcext:value-type="float">
            <text:p>17.7446716251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table:formula="of:=1-([.M4]/[.N4])" office:value-type="float" office:value="-0.0587512902778606" calcext:value-type="float">
            <text:p>-0.0587512903</text:p>
          </table:table-cell>
          <table:table-cell table:style-name="ce1" table:formula="of:=DEGREES(ACOS((SQRT(POWER(([.$C$2]-[.C4]);2)))/[.I4]))" office:value-type="float" office:value="36.7474709528639" calcext:value-type="float">
            <text:p>36.7474709529</text:p>
          </table:table-cell>
          <table:table-cell table:style-name="ce1" office:value-type="float" office:value="28.2" calcext:value-type="float">
            <text:p>28.2</text:p>
          </table:table-cell>
          <table:table-cell table:style-name="ce1" table:formula="of:=1-([.P4]/[.Q4])" office:value-type="float" office:value="-0.303101806839146" calcext:value-type="float">
            <text:p>-0.3031018068</text:p>
          </table:table-cell>
          <table:table-cell/>
        </table:table-row>
        <table:table-row table:style-name="ro1">
          <table:table-cell office:value-type="string" calcext:value-type="string">
            <text:p>Ângulo 0 </text:p>
          </table:table-cell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1.5" calcext:value-type="float">
            <text:p>-1.5</text:p>
          </table:table-cell>
          <table:table-cell table:style-name="ce1"/>
          <table:table-cell table:style-name="ce3" table:formula="of:=SQRT(POWER(([.C5]-[.$C$1]);2) + POWER(([.D5]-[.$D$1]);2))" office:value-type="float" office:value="3.81477391204249" calcext:value-type="float">
            <text:p>3.815</text:p>
          </table:table-cell>
          <table:table-cell table:style-name="ce1" office:value-type="float" office:value="3.644" calcext:value-type="float">
            <text:p>3.644</text:p>
          </table:table-cell>
          <table:table-cell table:style-name="ce1" table:formula="of:=1-([.F5]/[.G5])" office:value-type="float" office:value="-0.0468644105495322" calcext:value-type="float">
            <text:p>-0.0468644105</text:p>
          </table:table-cell>
          <table:table-cell table:style-name="ce10" table:formula="of:=SQRT(POWER(([.C5]-[.$C$2]);2) + POWER(([.D5]-[.$D$2]);2))" office:value-type="float" office:value="4.39914764471483" calcext:value-type="float">
            <text:p>4.3991</text:p>
          </table:table-cell>
          <table:table-cell table:style-name="ce1" office:value-type="float" office:value="4.178" calcext:value-type="float">
            <text:p>4.178</text:p>
          </table:table-cell>
          <table:table-cell table:style-name="ce1" table:formula="of:=1-([.I5]/[.J5])" office:value-type="float" office:value="-0.0529314611572105" calcext:value-type="float">
            <text:p>-0.0529314612</text:p>
          </table:table-cell>
          <table:table-cell table:style-name="ce1"/>
          <table:table-cell table:style-name="ce1" table:formula="of:=DEGREES(ACOS((SQRT(POWER(([.$C$1]-[.C5]);2)))/[.F5]))" office:value-type="float" office:value="10.5735234185609" calcext:value-type="float">
            <text:p>10.5735234186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table:formula="of:=1-([.M5]/[.N5])" office:value-type="float" office:value="-2.97500880397027" calcext:value-type="float">
            <text:p>-2.975008804</text:p>
          </table:table-cell>
          <table:table-cell table:style-name="ce1" table:formula="of:=DEGREES(ACOS((SQRT(POWER(([.$C$2]-[.C5]);2)))/[.I5]))" office:value-type="float" office:value="31.5221772467587" calcext:value-type="float">
            <text:p>31.5221772468</text:p>
          </table:table-cell>
          <table:table-cell table:style-name="ce1" office:value-type="float" office:value="25.3" calcext:value-type="float">
            <text:p>25.3</text:p>
          </table:table-cell>
          <table:table-cell table:style-name="ce1" table:formula="of:=1-([.P5]/[.Q5])" office:value-type="float" office:value="-0.245935859555679" calcext:value-type="float">
            <text:p>-0.245935859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3" table:formula="of:=SQRT(POWER(([.C6]-[.$C$1]);2) + POWER(([.D6]-[.$D$1]);2))" office:value-type="float" office:value="3.75532954612508" calcext:value-type="float">
            <text:p>3.755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formula="of:=1-([.F6]/[.G6])" office:value-type="float" office:value="-0.0431470961458555" calcext:value-type="float">
            <text:p>-0.0431470961</text:p>
          </table:table-cell>
          <table:table-cell table:style-name="ce10" table:formula="of:=SQRT(POWER(([.C6]-[.$C$2]);2) + POWER(([.D6]-[.$D$2]);2))" office:value-type="float" office:value="4.15962738715862" calcext:value-type="float">
            <text:p>4.1596</text:p>
          </table:table-cell>
          <table:table-cell table:style-name="ce1" office:value-type="float" office:value="4.077" calcext:value-type="float">
            <text:p>4.077</text:p>
          </table:table-cell>
          <table:table-cell table:style-name="ce1" table:formula="of:=1-([.I6]/[.J6])" office:value-type="float" office:value="-0.0202667125726306" calcext:value-type="float">
            <text:p>-0.0202667126</text:p>
          </table:table-cell>
          <table:table-cell table:style-name="ce1"/>
          <table:table-cell table:style-name="ce1" table:formula="of:=DEGREES(ACOS((SQRT(POWER(([.$C$1]-[.C6]);2)))/[.F6]))" office:value-type="float" office:value="3.05288251479234" calcext:value-type="float">
            <text:p>3.0528825148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table:formula="of:=1-([.M6]/[.N6])" office:value-type="float" office:value="0.0215120144896335" calcext:value-type="float">
            <text:p>0.0215120145</text:p>
          </table:table-cell>
          <table:table-cell table:style-name="ce1" table:formula="of:=DEGREES(ACOS((SQRT(POWER(([.$C$2]-[.C6]);2)))/[.I6]))" office:value-type="float" office:value="25.6410058243053" calcext:value-type="float">
            <text:p>25.6410058243</text:p>
          </table:table-cell>
          <table:table-cell table:style-name="ce1" office:value-type="float" office:value="25.3" calcext:value-type="float">
            <text:p>25.3</text:p>
          </table:table-cell>
          <table:table-cell table:style-name="ce1" table:formula="of:=1-([.P6]/[.Q6])" office:value-type="float" office:value="-0.0134784910792609" calcext:value-type="float">
            <text:p>-0.013478491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0.5" calcext:value-type="float">
            <text:p>-0.5</text:p>
          </table:table-cell>
          <table:table-cell table:style-name="ce1"/>
          <table:table-cell table:style-name="ce3" table:formula="of:=SQRT(POWER(([.C7]-[.$C$1]);2) + POWER(([.D7]-[.$D$1]);2))" office:value-type="float" office:value="3.76198086119534" calcext:value-type="float">
            <text:p>3.762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formula="of:=1-([.F7]/[.G7])" office:value-type="float" office:value="-0.044994683665371" calcext:value-type="float">
            <text:p>-0.0449946837</text:p>
          </table:table-cell>
          <table:table-cell table:style-name="ce10" table:formula="of:=SQRT(POWER(([.C7]-[.$C$2]);2) + POWER(([.D7]-[.$D$2]);2))" office:value-type="float" office:value="3.96894192449323" calcext:value-type="float">
            <text:p>3.9689</text:p>
          </table:table-cell>
          <table:table-cell table:style-name="ce1" office:value-type="float" office:value="3.886" calcext:value-type="float">
            <text:p>3.886</text:p>
          </table:table-cell>
          <table:table-cell table:style-name="ce1" table:formula="of:=1-([.I7]/[.J7])" office:value-type="float" office:value="-0.0213437788196673" calcext:value-type="float">
            <text:p>-0.0213437788</text:p>
          </table:table-cell>
          <table:table-cell table:style-name="ce1"/>
          <table:table-cell table:style-name="ce1" table:formula="of:=DEGREES(ACOS((SQRT(POWER(([.$C$1]-[.C7]);2)))/[.F7]))" office:value-type="float" office:value="4.5739212599009" calcext:value-type="float">
            <text:p>4.5739212599</text:p>
          </table:table-cell>
          <table:table-cell table:style-name="ce1" office:value-type="float" office:value="3.7" calcext:value-type="float">
            <text:p>3.7</text:p>
          </table:table-cell>
          <table:table-cell table:style-name="ce1" table:formula="of:=1-([.M7]/[.N7])" office:value-type="float" office:value="-0.23619493510835" calcext:value-type="float">
            <text:p>-0.2361949351</text:p>
          </table:table-cell>
          <table:table-cell table:style-name="ce1" table:formula="of:=DEGREES(ACOS((SQRT(POWER(([.$C$2]-[.C7]);2)))/[.I7]))" office:value-type="float" office:value="19.1197263299312" calcext:value-type="float">
            <text:p>19.1197263299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table:formula="of:=1-([.P7]/[.Q7])" office:value-type="float" office:value="-0.0368615146383493" calcext:value-type="float">
            <text:p>-0.036861514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table:formula="of:=SQRT(POWER(([.C8]-[.$C$1]);2) + POWER(([.D8]-[.$D$1]);2))" office:value-type="float" office:value="3.83438391400757" calcext:value-type="float">
            <text:p>3.834</text:p>
          </table:table-cell>
          <table:table-cell table:style-name="ce1" office:value-type="float" office:value="3.656" calcext:value-type="float">
            <text:p>3.656</text:p>
          </table:table-cell>
          <table:table-cell table:style-name="ce1" table:formula="of:=1-([.F8]/[.G8])" office:value-type="float" office:value="-0.0487920990173874" calcext:value-type="float">
            <text:p>-0.048792099</text:p>
          </table:table-cell>
          <table:table-cell table:style-name="ce10" table:formula="of:=SQRT(POWER(([.C8]-[.$C$2]);2) + POWER(([.D8]-[.$D$2]);2))" office:value-type="float" office:value="3.83438391400757" calcext:value-type="float">
            <text:p>3.8344</text:p>
          </table:table-cell>
          <table:table-cell table:style-name="ce1" office:value-type="float" office:value="3.8" calcext:value-type="float">
            <text:p>3.8</text:p>
          </table:table-cell>
          <table:table-cell table:style-name="ce1" table:formula="of:=1-([.I8]/[.J8])" office:value-type="float" office:value="-0.0090483984230445" calcext:value-type="float">
            <text:p>-0.0090483984</text:p>
          </table:table-cell>
          <table:table-cell table:style-name="ce1"/>
          <table:table-cell table:style-name="ce1" table:formula="of:=DEGREES(ACOS((SQRT(POWER(([.$C$1]-[.C8]);2)))/[.F8]))" office:value-type="float" office:value="12.042575142885" calcext:value-type="float">
            <text:p>12.0425751429</text:p>
          </table:table-cell>
          <table:table-cell table:style-name="ce1" office:value-type="float" office:value="10.668" calcext:value-type="float">
            <text:p>10.668</text:p>
          </table:table-cell>
          <table:table-cell table:style-name="ce1" table:formula="of:=1-([.M8]/[.N8])" office:value-type="float" office:value="-0.1288503133563" calcext:value-type="float">
            <text:p>-0.1288503134</text:p>
          </table:table-cell>
          <table:table-cell table:style-name="ce1" table:formula="of:=DEGREES(ACOS((SQRT(POWER(([.$C$2]-[.C8]);2)))/[.I8]))" office:value-type="float" office:value="12.042575142885" calcext:value-type="float">
            <text:p>12.0425751429</text:p>
          </table:table-cell>
          <table:table-cell table:style-name="ce1" office:value-type="float" office:value="11.583" calcext:value-type="float">
            <text:p>11.583</text:p>
          </table:table-cell>
          <table:table-cell table:style-name="ce1" table:formula="of:=1-([.P8]/[.Q8])" office:value-type="float" office:value="-0.0396766936790993" calcext:value-type="float">
            <text:p>-0.039676693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3" table:formula="of:=SQRT(POWER(([.C9]-[.$C$1]);2) + POWER(([.D9]-[.$D$1]);2))" office:value-type="float" office:value="3.96894192449323" calcext:value-type="float">
            <text:p>3.969</text:p>
          </table:table-cell>
          <table:table-cell table:style-name="ce1" office:value-type="float" office:value="3.777" calcext:value-type="float">
            <text:p>3.777</text:p>
          </table:table-cell>
          <table:table-cell table:style-name="ce1" table:formula="of:=1-([.F9]/[.G9])" office:value-type="float" office:value="-0.050818619140383" calcext:value-type="float">
            <text:p>-0.0508186191</text:p>
          </table:table-cell>
          <table:table-cell table:style-name="ce10" table:formula="of:=SQRT(POWER(([.C9]-[.$C$2]);2) + POWER(([.D9]-[.$D$2]);2))" office:value-type="float" office:value="3.76198086119534" calcext:value-type="float">
            <text:p>3.7620</text:p>
          </table:table-cell>
          <table:table-cell table:style-name="ce1" office:value-type="float" office:value="3.697" calcext:value-type="float">
            <text:p>3.697</text:p>
          </table:table-cell>
          <table:table-cell table:style-name="ce1" table:formula="of:=1-([.I9]/[.J9])" office:value-type="float" office:value="-0.0175766462524576" calcext:value-type="float">
            <text:p>-0.0175766463</text:p>
          </table:table-cell>
          <table:table-cell table:style-name="ce1"/>
          <table:table-cell table:style-name="ce1" table:formula="of:=DEGREES(ACOS((SQRT(POWER(([.$C$1]-[.C9]);2)))/[.F9]))" office:value-type="float" office:value="19.1197263299312" calcext:value-type="float">
            <text:p>19.1197263299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" table:formula="of:=1-([.M9]/[.N9])" office:value-type="float" office:value="-0.072334623103262" calcext:value-type="float">
            <text:p>-0.0723346231</text:p>
          </table:table-cell>
          <table:table-cell table:style-name="ce1" table:formula="of:=DEGREES(ACOS((SQRT(POWER(([.$C$2]-[.C9]);2)))/[.I9]))" office:value-type="float" office:value="4.5739212599009" calcext:value-type="float">
            <text:p>4.5739212599</text:p>
          </table:table-cell>
          <table:table-cell table:style-name="ce1" office:value-type="float" office:value="4.34" calcext:value-type="float">
            <text:p>4.34</text:p>
          </table:table-cell>
          <table:table-cell table:style-name="ce1" table:formula="of:=1-([.P9]/[.Q9])" office:value-type="float" office:value="-0.0538989078112666" calcext:value-type="float">
            <text:p>-0.053898907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table:formula="of:=SQRT(POWER(([.C10]-[.$C$1]);2) + POWER(([.D10]-[.$D$1]);2))" office:value-type="float" office:value="4.15962738715862" calcext:value-type="float">
            <text:p>4.160</text:p>
          </table:table-cell>
          <table:table-cell table:style-name="ce1" office:value-type="float" office:value="4.132" calcext:value-type="float">
            <text:p>4.132</text:p>
          </table:table-cell>
          <table:table-cell table:style-name="ce1" table:formula="of:=1-([.F10]/[.G10])" office:value-type="float" office:value="-0.00668620211970361" calcext:value-type="float">
            <text:p>-0.0066862021</text:p>
          </table:table-cell>
          <table:table-cell table:style-name="ce10" table:formula="of:=SQRT(POWER(([.C10]-[.$C$2]);2) + POWER(([.D10]-[.$D$2]);2))" office:value-type="float" office:value="3.75532954612508" calcext:value-type="float">
            <text:p>3.7553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table:formula="of:=1-([.I10]/[.J10])" office:value-type="float" office:value="-0.0177044840447371" calcext:value-type="float">
            <text:p>-0.017704484</text:p>
          </table:table-cell>
          <table:table-cell table:style-name="ce1"/>
          <table:table-cell table:style-name="ce1" table:formula="of:=DEGREES(ACOS((SQRT(POWER(([.$C$1]-[.C10]);2)))/[.F10]))" office:value-type="float" office:value="25.6410058243053" calcext:value-type="float">
            <text:p>25.6410058243</text:p>
          </table:table-cell>
          <table:table-cell table:style-name="ce1" office:value-type="float" office:value="25.45" calcext:value-type="float">
            <text:p>25.45</text:p>
          </table:table-cell>
          <table:table-cell table:style-name="ce1" table:formula="of:=1-([.M10]/[.N10])" office:value-type="float" office:value="-0.00750514044421635" calcext:value-type="float">
            <text:p>-0.0075051404</text:p>
          </table:table-cell>
          <table:table-cell table:style-name="ce1" table:formula="of:=DEGREES(ACOS((SQRT(POWER(([.$C$2]-[.C10]);2)))/[.I10]))" office:value-type="float" office:value="3.05288251479234" calcext:value-type="float">
            <text:p>3.0528825148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table:formula="of:=1-([.P10]/[.Q10])" office:value-type="float" office:value="-0.216287854498942" calcext:value-type="float">
            <text:p>-0.216287854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5" calcext:value-type="float">
            <text:p>1.5</text:p>
          </table:table-cell>
          <table:table-cell table:style-name="ce1"/>
          <table:table-cell table:style-name="ce3" table:formula="of:=SQRT(POWER(([.C11]-[.$C$1]);2) + POWER(([.D11]-[.$D$1]);2))" office:value-type="float" office:value="4.39914764471483" calcext:value-type="float">
            <text:p>4.399</text:p>
          </table:table-cell>
          <table:table-cell table:style-name="ce1" office:value-type="float" office:value="4.4577" calcext:value-type="float">
            <text:p>4.4577</text:p>
          </table:table-cell>
          <table:table-cell table:style-name="ce1" table:formula="of:=1-([.F11]/[.G11])" office:value-type="float" office:value="0.0131351044900228" calcext:value-type="float">
            <text:p>0.0131351045</text:p>
          </table:table-cell>
          <table:table-cell table:style-name="ce10" table:formula="of:=SQRT(POWER(([.C11]-[.$C$2]);2) + POWER(([.D11]-[.$D$2]);2))" office:value-type="float" office:value="3.81477391204249" calcext:value-type="float">
            <text:p>3.8148</text:p>
          </table:table-cell>
          <table:table-cell table:style-name="ce1" office:value-type="float" office:value="3.861" calcext:value-type="float">
            <text:p>3.861</text:p>
          </table:table-cell>
          <table:table-cell table:style-name="ce1" table:formula="of:=1-([.I11]/[.J11])" office:value-type="float" office:value="0.0119725687535625" calcext:value-type="float">
            <text:p>0.0119725688</text:p>
          </table:table-cell>
          <table:table-cell table:style-name="ce1"/>
          <table:table-cell table:style-name="ce1" table:formula="of:=DEGREES(ACOS((SQRT(POWER(([.$C$1]-[.C11]);2)))/[.F11]))" office:value-type="float" office:value="31.5221772467587" calcext:value-type="float">
            <text:p>31.5221772468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table:formula="of:=1-([.M11]/[.N11])" office:value-type="float" office:value="-0.0613527692511338" calcext:value-type="float">
            <text:p>-0.0613527693</text:p>
          </table:table-cell>
          <table:table-cell table:style-name="ce1" table:formula="of:=DEGREES(ACOS((SQRT(POWER(([.$C$2]-[.C11]);2)))/[.I11]))" office:value-type="float" office:value="10.5735234185609" calcext:value-type="float">
            <text:p>10.5735234186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table:formula="of:=1-([.P11]/[.Q11])" office:value-type="float" office:value="-0.261756971188654" calcext:value-type="float">
            <text:p>-0.2617569712</text:p>
          </table:table-cell>
          <table:table-cell/>
        </table:table-row>
        <table:table-row table:style-name="ro1">
          <table:table-cell table:number-columns-repeated="7"/>
          <table:table-cell table:style-name="ce7" table:formula="of:=AVERAGE([.H4:.H11])*100" office:value-type="float" office:value="-3.32429770640588" calcext:value-type="float">
            <text:p>-3.3242977064</text:p>
          </table:table-cell>
          <table:table-cell table:style-name="ce11" office:value-type="string" calcext:value-type="string">
            <text:p>%</text:p>
          </table:table-cell>
          <table:table-cell table:style-name="ce8"/>
          <table:table-cell table:style-name="ce7" table:formula="of:=AVERAGE([.K4:.K11])*100" office:value-type="float" office:value="-2.67052412537986" calcext:value-type="float">
            <text:p>-2.6705241254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2"/>
          <table:table-cell table:style-name="ce7" table:formula="of:=AVERAGE([.O4:.O11])*100" office:value-type="float" office:value="-43.981073262772" calcext:value-type="float">
            <text:p>-43.9810732628</text:p>
          </table:table-cell>
          <table:table-cell table:style-name="ce8" office:value-type="string" calcext:value-type="string">
            <text:p>%</text:p>
          </table:table-cell>
          <table:table-cell/>
          <table:table-cell table:style-name="ce7" table:formula="of:=AVERAGE([.R4:.R11])*100" office:value-type="float" office:value="-14.63747624113" calcext:value-type="float">
            <text:p>-14.6374762411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7"/>
          <table:table-cell table:style-name="ce8"/>
          <table:table-cell table:style-name="ce11"/>
          <table:table-cell table:style-name="ce8" table:number-columns-repeated="7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Exp 2</text:p>
          </table:table-cell>
          <table:table-cell table:number-columns-repeated="6"/>
          <table:table-cell table:style-name="ce8"/>
          <table:table-cell table:style-name="ce11"/>
          <table:table-cell table:style-name="ce8" table:number-columns-repeated="7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Ângulo 4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style-name="ce5" table:formula="of:=SQRT(POWER(([.C16]-[.$C$1]);2) + POWER(([.D16]-[.$D$1]);2))" office:value-type="float" office:value="3.7" calcext:value-type="float">
            <text:p>3.700</text:p>
          </table:table-cell>
          <table:table-cell table:style-name="ce2" office:value-type="float" office:value="3.669" calcext:value-type="float">
            <text:p>3.669</text:p>
          </table:table-cell>
          <table:table-cell table:style-name="ce2" table:formula="of:=1-([.F16]/[.G16])" office:value-type="float" office:value="-0.00844916871082035" calcext:value-type="float">
            <text:p>-0.0084491687</text:p>
          </table:table-cell>
          <table:table-cell table:style-name="ce12" table:formula="of:=SQRT(POWER(([.C16]-[.$C$2]);2) + POWER(([.D16]-[.$D$2]);2))" office:value-type="float" office:value="4.48218696620299" calcext:value-type="float">
            <text:p>4.4822</text:p>
          </table:table-cell>
          <table:table-cell table:style-name="ce2" office:value-type="float" office:value="4.394" calcext:value-type="float">
            <text:p>4.394</text:p>
          </table:table-cell>
          <table:table-cell table:style-name="ce2" table:formula="of:=1-([.I16]/[.J16])" office:value-type="float" office:value="-0.0200698603101945" calcext:value-type="float">
            <text:p>-0.0200698603</text:p>
          </table:table-cell>
          <table:table-cell table:style-name="ce2"/>
          <table:table-cell table:style-name="ce2" table:formula="of:=ABS(DEGREES(ACOS((SQRT(POWER(([.$C$1]-[.C16]);2)))/[.F16])) - 45)" office:value-type="float" office:value="26.0753555839488" calcext:value-type="float">
            <text:p>26.0753555839</text:p>
          </table:table-cell>
          <table:table-cell table:style-name="ce2" office:value-type="float" office:value="26.44" calcext:value-type="float">
            <text:p>26.44</text:p>
          </table:table-cell>
          <table:table-cell table:style-name="ce2" table:formula="of:=1-([.M16]/[.N16])" office:value-type="float" office:value="0.0137913924376406" calcext:value-type="float">
            <text:p>0.0137913924</text:p>
          </table:table-cell>
          <table:table-cell table:style-name="ce2" table:formula="of:=ABS(DEGREES(ACOS((SQRT(POWER(([.$C$2]-[.C16]);2)))/[.I16]))-45)" office:value-type="float" office:value="6.34019174590991" calcext:value-type="float">
            <text:p>6.3401917459</text:p>
          </table:table-cell>
          <table:table-cell table:style-name="ce2" office:value-type="float" office:value="5.867" calcext:value-type="float">
            <text:p>5.867</text:p>
          </table:table-cell>
          <table:table-cell table:style-name="ce2" table:formula="of:=1-([.P16]/[.Q16])" office:value-type="float" office:value="-0.0806531013993361" calcext:value-type="float">
            <text:p>-0.080653101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style-name="ce5" table:formula="of:=SQRT(POWER(([.C17]-[.$C$1]);2) + POWER(([.D17]-[.$D$1]);2))" office:value-type="float" office:value="3.2310988842807" calcext:value-type="float">
            <text:p>3.231</text:p>
          </table:table-cell>
          <table:table-cell table:style-name="ce2" office:value-type="float" office:value="3.209" calcext:value-type="float">
            <text:p>3.209</text:p>
          </table:table-cell>
          <table:table-cell table:style-name="ce2" table:formula="of:=1-([.F17]/[.G17])" office:value-type="float" office:value="-0.00688653296375885" calcext:value-type="float">
            <text:p>-0.006886533</text:p>
          </table:table-cell>
          <table:table-cell table:style-name="ce12" table:formula="of:=SQRT(POWER(([.C17]-[.$C$2]);2) + POWER(([.D17]-[.$D$2]);2))" office:value-type="float" office:value="4.10365690573664" calcext:value-type="float">
            <text:p>4.1037</text:p>
          </table:table-cell>
          <table:table-cell table:style-name="ce2" office:value-type="float" office:value="4.0822" calcext:value-type="float">
            <text:p>4.0822</text:p>
          </table:table-cell>
          <table:table-cell table:style-name="ce2" table:formula="of:=1-([.I17]/[.J17])" office:value-type="float" office:value="-0.00525621129210685" calcext:value-type="float">
            <text:p>-0.0052562113</text:p>
          </table:table-cell>
          <table:table-cell table:style-name="ce2"/>
          <table:table-cell table:style-name="ce2" table:formula="of:=ABS(DEGREES(ACOS((SQRT(POWER(([.$C$1]-[.C17]);2)))/[.F17])) - 45)" office:value-type="float" office:value="23.1985905136482" calcext:value-type="float">
            <text:p>23.1985905136</text:p>
          </table:table-cell>
          <table:table-cell table:style-name="ce2" office:value-type="float" office:value="23.54" calcext:value-type="float">
            <text:p>23.54</text:p>
          </table:table-cell>
          <table:table-cell table:style-name="ce2" table:formula="of:=1-([.M17]/[.N17])" office:value-type="float" office:value="0.0145033766504586" calcext:value-type="float">
            <text:p>0.0145033767</text:p>
          </table:table-cell>
          <table:table-cell table:style-name="ce2" table:formula="of:=ABS(DEGREES(ACOS((SQRT(POWER(([.$C$2]-[.C17]);2)))/[.I17]))-45)" office:value-type="float" office:value="1.97493401088197" calcext:value-type="float">
            <text:p>1.9749340109</text:p>
          </table:table-cell>
          <table:table-cell table:style-name="ce2" office:value-type="float" office:value="2.057" calcext:value-type="float">
            <text:p>2.057</text:p>
          </table:table-cell>
          <table:table-cell table:style-name="ce2" table:formula="of:=1-([.P17]/[.Q17])" office:value-type="float" office:value="0.0398959597073569" calcext:value-type="float">
            <text:p>0.0398959597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style-name="ce5" table:formula="of:=SQRT(POWER(([.C18]-[.$C$1]);2) + POWER(([.D18]-[.$D$1]);2))" office:value-type="float" office:value="2.77308492477241" calcext:value-type="float">
            <text:p>2.77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table:formula="of:=1-([.F18]/[.G18])" office:value-type="float" office:value="-0.00839451809905789" calcext:value-type="float">
            <text:p>-0.0083945181</text:p>
          </table:table-cell>
          <table:table-cell table:style-name="ce12" table:formula="of:=SQRT(POWER(([.C18]-[.$C$2]);2) + POWER(([.D18]-[.$D$2]);2))" office:value-type="float" office:value="3.75366487582469" calcext:value-type="float">
            <text:p>3.7537</text:p>
          </table:table-cell>
          <table:table-cell table:style-name="ce2" office:value-type="float" office:value="3.735" calcext:value-type="float">
            <text:p>3.735</text:p>
          </table:table-cell>
          <table:table-cell table:style-name="ce2" table:formula="of:=1-([.I18]/[.J18])" office:value-type="float" office:value="-0.00499728937742772" calcext:value-type="float">
            <text:p>-0.0049972894</text:p>
          </table:table-cell>
          <table:table-cell table:style-name="ce2"/>
          <table:table-cell table:style-name="ce2" table:formula="of:=ABS(DEGREES(ACOS((SQRT(POWER(([.$C$1]-[.C18]);2)))/[.F18])) - 45)" office:value-type="float" office:value="19.3589941756947" calcext:value-type="float">
            <text:p>19.3589941757</text:p>
          </table:table-cell>
          <table:table-cell table:style-name="ce2" office:value-type="float" office:value="19.58" calcext:value-type="float">
            <text:p>19.58</text:p>
          </table:table-cell>
          <table:table-cell table:style-name="ce2" table:formula="of:=1-([.M18]/[.N18])" office:value-type="float" office:value="0.0112873250411272" calcext:value-type="float">
            <text:p>0.011287325</text:p>
          </table:table-cell>
          <table:table-cell table:style-name="ce2" table:formula="of:=ABS(DEGREES(ACOS((SQRT(POWER(([.$C$2]-[.C18]);2)))/[.I18]))-45)" office:value-type="float" office:value="3.23970029610214" calcext:value-type="float">
            <text:p>3.2397002961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table:formula="of:=1-([.P18]/[.Q18])" office:value-type="float" office:value="-0.152918254840618" calcext:value-type="float">
            <text:p>-0.152918254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style-name="ce5" table:formula="of:=SQRT(POWER(([.C19]-[.$C$1]);2) + POWER(([.D19]-[.$D$1]);2))" office:value-type="float" office:value="2.33238075793812" calcext:value-type="float">
            <text:p>2.332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table:formula="of:=1-([.F19]/[.G19])" office:value-type="float" office:value="-0.0261243985649449" calcext:value-type="float">
            <text:p>-0.0261243986</text:p>
          </table:table-cell>
          <table:table-cell table:style-name="ce12" table:formula="of:=SQRT(POWER(([.C19]-[.$C$2]);2) + POWER(([.D19]-[.$D$2]);2))" office:value-type="float" office:value="3.44093010681705" calcext:value-type="float">
            <text:p>3.4409</text:p>
          </table:table-cell>
          <table:table-cell table:style-name="ce2" office:value-type="float" office:value="3.4" calcext:value-type="float">
            <text:p>3.4</text:p>
          </table:table-cell>
          <table:table-cell table:style-name="ce2" table:formula="of:=1-([.I19]/[.J19])" office:value-type="float" office:value="-0.0120382667108974" calcext:value-type="float">
            <text:p>-0.0120382667</text:p>
          </table:table-cell>
          <table:table-cell table:style-name="ce2"/>
          <table:table-cell table:style-name="ce2" table:formula="of:=ABS(DEGREES(ACOS((SQRT(POWER(([.$C$1]-[.C19]);2)))/[.F19])) - 45)" office:value-type="float" office:value="14.0362434679265" calcext:value-type="float">
            <text:p>14.0362434679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table:formula="of:=1-([.M19]/[.N19])" office:value-type="float" office:value="0.0299762634466836" calcext:value-type="float">
            <text:p>0.0299762634</text:p>
          </table:table-cell>
          <table:table-cell table:style-name="ce2" table:formula="of:=ABS(DEGREES(ACOS((SQRT(POWER(([.$C$2]-[.C19]);2)))/[.I19]))-45)" office:value-type="float" office:value="9.46232220802562" calcext:value-type="float">
            <text:p>9.462322208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table:formula="of:=1-([.P19]/[.Q19])" office:value-type="float" office:value="-0.109299203754469" calcext:value-type="float">
            <text:p>-0.109299203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style-name="ce5" table:formula="of:=SQRT(POWER(([.C20]-[.$C$1]);2) + POWER(([.D20]-[.$D$1]);2))" office:value-type="float" office:value="1.92093727122985" calcext:value-type="float">
            <text:p>1.921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table:formula="of:=1-([.F20]/[.G20])" office:value-type="float" office:value="-0.0217751442711993" calcext:value-type="float">
            <text:p>-0.0217751443</text:p>
          </table:table-cell>
          <table:table-cell table:style-name="ce12" table:formula="of:=SQRT(POWER(([.C20]-[.$C$2]);2) + POWER(([.D20]-[.$D$2]);2))" office:value-type="float" office:value="3.17647603485372" calcext:value-type="float">
            <text:p>3.1765</text:p>
          </table:table-cell>
          <table:table-cell table:style-name="ce2" office:value-type="float" office:value="3.086" calcext:value-type="float">
            <text:p>3.086</text:p>
          </table:table-cell>
          <table:table-cell table:style-name="ce2" table:formula="of:=1-([.I20]/[.J20])" office:value-type="float" office:value="-0.0293182225708744" calcext:value-type="float">
            <text:p>-0.0293182226</text:p>
          </table:table-cell>
          <table:table-cell table:style-name="ce2"/>
          <table:table-cell table:style-name="ce2" table:formula="of:=ABS(DEGREES(ACOS((SQRT(POWER(([.$C$1]-[.C20]);2)))/[.F20])) - 45)" office:value-type="float" office:value="6.34019174590991" calcext:value-type="float">
            <text:p>6.3401917459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table:formula="of:=1-([.M20]/[.N20])" office:value-type="float" office:value="0.159125763141922" calcext:value-type="float">
            <text:p>0.1591257631</text:p>
          </table:table-cell>
          <table:table-cell table:style-name="ce2" table:formula="of:=ABS(DEGREES(ACOS((SQRT(POWER(([.$C$2]-[.C20]);2)))/[.I20]))-45)" office:value-type="float" office:value="16.8214098900408" calcext:value-type="float">
            <text:p>16.82140989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table:formula="of:=1-([.P20]/[.Q20])" office:value-type="float" office:value="-0.0666715212454556" calcext:value-type="float">
            <text:p>-0.0666715212</text:p>
          </table:table-cell>
          <table:table-cell/>
        </table:table-row>
        <table:table-row table:style-name="ro1">
          <table:table-cell table:number-columns-repeated="7"/>
          <table:table-cell table:style-name="ce9" table:formula="of:=AVERAGE([.H16:.H20])*100" office:value-type="float" office:value="-1.43259525219563" calcext:value-type="float">
            <text:p>-1.4325952522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9" table:formula="of:=AVERAGE([.K16:.K20])*100" office:value-type="float" office:value="-1.43359700523002" calcext:value-type="float">
            <text:p>-1.4335970052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9" table:formula="of:=AVERAGE([.O16:.O20])*100" office:value-type="float" office:value="4.57368241435665" calcext:value-type="float">
            <text:p>4.5736824144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AVERAGE([.R16:.R20])*100" office:value-type="float" office:value="-7.39292243065043" calcext:value-type="float">
            <text:p>-7.39292243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8"/>
          <table:table-cell table:style-name="ce1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oord bo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float" office:value="3.454" calcext:value-type="float">
            <text:p>3.454</text:p>
          </table:table-cell>
          <table:table-cell office:value-type="float" office:value="-1.9134" calcext:value-type="float">
            <text:p>-1.9134</text:p>
          </table:table-cell>
          <table:table-cell table:number-columns-repeated="4"/>
          <table:table-cell table:style-name="ce13"/>
          <table:table-cell table:number-columns-repeated="10"/>
        </table:table-row>
        <table:table-row table:style-name="ro1">
          <table:table-cell table:number-columns-repeated="8"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xp dist</text:p>
          </table:table-cell>
          <table:table-cell office:value-type="string" calcext:value-type="string">
            <text:p>gen dist</text:p>
          </table:table-cell>
          <table:table-cell office:value-type="string" calcext:value-type="string">
            <text:p>erro</text:p>
          </table:table-cell>
          <table:table-cell table:style-name="ce13"/>
          <table:table-cell/>
          <table:table-cell office:value-type="string" calcext:value-type="string">
            <text:p>exp ang</text:p>
          </table:table-cell>
          <table:table-cell office:value-type="string" calcext:value-type="string">
            <text:p>gen ang</text:p>
          </table:table-cell>
          <table:table-cell office:value-type="string" calcext:value-type="string">
            <text:p>er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6" table:formula="of:=SQRT(POWER(([.C27]-[.$C$24]);2) + POWER(([.D27]-[.$D$24]);2))" office:value-type="float" office:value="2.45552755227874" calcext:value-type="float">
            <text:p>2.4555275523</text:p>
          </table:table-cell>
          <table:table-cell office:value-type="float" office:value="2.758" calcext:value-type="float">
            <text:p>2.758</text:p>
          </table:table-cell>
          <table:table-cell table:formula="of:=1-([.F27]/[.G27])" office:value-type="float" office:value="0.109670938260065" calcext:value-type="float">
            <text:p>0.1096709383</text:p>
          </table:table-cell>
          <table:table-cell table:number-columns-repeated="2"/>
          <table:table-cell table:formula="of:=ABS(DEGREES(ACOS((SQRT(POWER(([.$C$24]-[.C27]);2)))/[.F27]))-11)" office:value-type="float" office:value="8.97890939928409" calcext:value-type="float">
            <text:p>8.9789093993</text:p>
          </table:table-cell>
          <table:table-cell office:value-type="float" office:value="9.6" calcext:value-type="float">
            <text:p>9.6</text:p>
          </table:table-cell>
          <table:table-cell table:formula="of:=1-([.K27]/[.L27])" office:value-type="float" office:value="0.0646969375745735" calcext:value-type="float">
            <text:p>0.06469693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6" table:formula="of:=SQRT(POWER(([.C28]-[.$C$24]);2) + POWER(([.D28]-[.$D$24]);2))" office:value-type="float" office:value="1.95591808621936" calcext:value-type="float">
            <text:p>1.9559180862</text:p>
          </table:table-cell>
          <table:table-cell office:value-type="float" office:value="2.12" calcext:value-type="float">
            <text:p>2.12</text:p>
          </table:table-cell>
          <table:table-cell table:formula="of:=1-([.F28]/[.G28])" office:value-type="float" office:value="0.0773971291418113" calcext:value-type="float">
            <text:p>0.0773971291</text:p>
          </table:table-cell>
          <table:table-cell table:number-columns-repeated="2"/>
          <table:table-cell table:formula="of:=ABS(DEGREES(ACOS((SQRT(POWER(([.$C$24]-[.C28]);2)))/[.F28]))-11)" office:value-type="float" office:value="8.4623492033861" calcext:value-type="float">
            <text:p>8.4623492034</text:p>
          </table:table-cell>
          <table:table-cell office:value-type="float" office:value="8.99" calcext:value-type="float">
            <text:p>8.99</text:p>
          </table:table-cell>
          <table:table-cell table:formula="of:=1-([.K28]/[.L28])" office:value-type="float" office:value="0.0586930808246827" calcext:value-type="float">
            <text:p>0.05869308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6" table:formula="of:=SQRT(POWER(([.C29]-[.$C$24]);2) + POWER(([.D29]-[.$D$24]);2))" office:value-type="float" office:value="1.45657665778359" calcext:value-type="float">
            <text:p>1.4565766578</text:p>
          </table:table-cell>
          <table:table-cell office:value-type="float" office:value="1.501" calcext:value-type="float">
            <text:p>1.501</text:p>
          </table:table-cell>
          <table:table-cell table:formula="of:=1-([.F29]/[.G29])" office:value-type="float" office:value="0.0295958309236576" calcext:value-type="float">
            <text:p>0.0295958309</text:p>
          </table:table-cell>
          <table:table-cell table:number-columns-repeated="2"/>
          <table:table-cell table:formula="of:=ABS(DEGREES(ACOS((SQRT(POWER(([.$C$24]-[.C29]);2)))/[.F29]))-11)" office:value-type="float" office:value="7.59149943267831" calcext:value-type="float">
            <text:p>7.5914994327</text:p>
          </table:table-cell>
          <table:table-cell office:value-type="float" office:value="8.38" calcext:value-type="float">
            <text:p>8.38</text:p>
          </table:table-cell>
          <table:table-cell table:formula="of:=1-([.K29]/[.L29])" office:value-type="float" office:value="0.0940931464584358" calcext:value-type="float">
            <text:p>0.09409314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-2.15" calcext:value-type="float">
            <text:p>-2.15</text:p>
          </table:table-cell>
          <table:table-cell/>
          <table:table-cell table:style-name="ce6" table:formula="of:=SQRT(POWER(([.C30]-[.$C$24]);2) + POWER(([.D30]-[.$D$24]);2))" office:value-type="float" office:value="1.22702712276461" calcext:value-type="float">
            <text:p>1.2270271228</text:p>
          </table:table-cell>
          <table:table-cell office:value-type="float" office:value="1.193" calcext:value-type="float">
            <text:p>1.193</text:p>
          </table:table-cell>
          <table:table-cell table:formula="of:=1-([.F30]/[.G30])" office:value-type="float" office:value="-0.0285223158127494" calcext:value-type="float">
            <text:p>-0.0285223158</text:p>
          </table:table-cell>
          <table:table-cell table:number-columns-repeated="2"/>
          <table:table-cell table:formula="of:=ABS(DEGREES(ACOS((SQRT(POWER(([.$C$24]-[.C30]);2)))/[.F30]))-11)" office:value-type="float" office:value="0.117622457169251" calcext:value-type="float">
            <text:p>0.1176224572</text:p>
          </table:table-cell>
          <table:table-cell office:value-type="float" office:value="0.45" calcext:value-type="float">
            <text:p>0.45</text:p>
          </table:table-cell>
          <table:table-cell table:formula="of:=1-([.K30]/[.L30])" office:value-type="float" office:value="0.738616761846109" calcext:value-type="float">
            <text:p>0.73861676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-2.33" calcext:value-type="float">
            <text:p>-2.33</text:p>
          </table:table-cell>
          <table:table-cell/>
          <table:table-cell table:style-name="ce6" table:formula="of:=SQRT(POWER(([.C31]-[.$C$24]);2) + POWER(([.D31]-[.$D$24]);2))" office:value-type="float" office:value="2.03705462862438" calcext:value-type="float">
            <text:p>2.0370546286</text:p>
          </table:table-cell>
          <table:table-cell office:value-type="float" office:value="2.237" calcext:value-type="float">
            <text:p>2.237</text:p>
          </table:table-cell>
          <table:table-cell table:formula="of:=1-([.F31]/[.G31])" office:value-type="float" office:value="0.0893810332479303" calcext:value-type="float">
            <text:p>0.0893810332</text:p>
          </table:table-cell>
          <table:table-cell table:number-columns-repeated="2"/>
          <table:table-cell table:formula="of:=ABS(DEGREES(ACOS((SQRT(POWER(([.$C$24]-[.C31]);2)))/[.F31]))-11)" office:value-type="float" office:value="0.800872683452777" calcext:value-type="float">
            <text:p>0.8008726835</text:p>
          </table:table-cell>
          <table:table-cell office:value-type="float" office:value="0.304" calcext:value-type="float">
            <text:p>0.304</text:p>
          </table:table-cell>
          <table:table-cell table:formula="of:=1-([.K31]/[.L31])" office:value-type="float" office:value="-1.63444961662098" calcext:value-type="float">
            <text:p>-1.6344496166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oord cor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-3" calcext:value-type="float">
            <text:p>-3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table:style-name="ce6" table:formula="of:=SQRT(POWER(([.C38]-[.$C$35]);2) + POWER(([.D38]-[.$D$35]);2))" office:value-type="float" office:value="3.30387651100945" calcext:value-type="float">
            <text:p>3.303876511</text:p>
          </table:table-cell>
          <table:table-cell office:value-type="float" office:value="3.91" calcext:value-type="float">
            <text:p>3.91</text:p>
          </table:table-cell>
          <table:table-cell table:formula="of:=1-([.F38]/[.G38])" office:value-type="float" office:value="0.155018795138247" calcext:value-type="float">
            <text:p>0.1550187951</text:p>
          </table:table-cell>
          <table:table-cell table:number-columns-repeated="2"/>
          <table:table-cell table:formula="of:=ABS(DEGREES(ACOS((SQRT(POWER(([.$C$35]-[.C38]);2)))/[.F38]))-45)" office:value-type="float" office:value="4.17298447607951" calcext:value-type="float">
            <text:p>4.1729844761</text:p>
          </table:table-cell>
          <table:table-cell office:value-type="float" office:value="8.03" calcext:value-type="float">
            <text:p>8.03</text:p>
          </table:table-cell>
          <table:table-cell table:formula="of:=1-([.K38]/[.L38])" office:value-type="float" office:value="0.480325719043647" calcext:value-type="float">
            <text:p>0.4803257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-0.538" calcext:value-type="float">
            <text:p>-0.538</text:p>
          </table:table-cell>
          <table:table-cell/>
          <table:table-cell table:style-name="ce6" table:formula="of:=SQRT(POWER(([.C39]-[.$C$35]);2) + POWER(([.D39]-[.$D$35]);2))" office:value-type="float" office:value="3.30173348409589" calcext:value-type="float">
            <text:p>3.3017334841</text:p>
          </table:table-cell>
          <table:table-cell office:value-type="float" office:value="4.17" calcext:value-type="float">
            <text:p>4.17</text:p>
          </table:table-cell>
          <table:table-cell table:formula="of:=1-([.F39]/[.G39])" office:value-type="float" office:value="0.208217389905062" calcext:value-type="float">
            <text:p>0.2082173899</text:p>
          </table:table-cell>
          <table:table-cell table:number-columns-repeated="2"/>
          <table:table-cell table:formula="of:=ABS(DEGREES(ACOS((SQRT(POWER(([.$C$35]-[.C39]);2)))/[.F39]))-45)" office:value-type="float" office:value="3.21658523009846" calcext:value-type="float">
            <text:p>3.2165852301</text:p>
          </table:table-cell>
          <table:table-cell office:value-type="float" office:value="0.269" calcext:value-type="float">
            <text:p>0.269</text:p>
          </table:table-cell>
          <table:table-cell table:formula="of:=1-([.K39]/[.L39])" office:value-type="float" office:value="-10.9575659111467" calcext:value-type="float">
            <text:p>-10.95756591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647" calcext:value-type="float">
            <text:p>2.647</text:p>
          </table:table-cell>
          <table:table-cell office:value-type="float" office:value="-1.592" calcext:value-type="float">
            <text:p>-1.592</text:p>
          </table:table-cell>
          <table:table-cell/>
          <table:table-cell table:style-name="ce6" table:formula="of:=SQRT(POWER(([.C40]-[.$C$35]);2) + POWER(([.D40]-[.$D$35]);2))" office:value-type="float" office:value="2.3272457970743" calcext:value-type="float">
            <text:p>2.3272457971</text:p>
          </table:table-cell>
          <table:table-cell office:value-type="float" office:value="2.67" calcext:value-type="float">
            <text:p>2.67</text:p>
          </table:table-cell>
          <table:table-cell table:formula="of:=1-([.F40]/[.G40])" office:value-type="float" office:value="0.128372360646329" calcext:value-type="float">
            <text:p>0.1283723606</text:p>
          </table:table-cell>
          <table:table-cell table:number-columns-repeated="2"/>
          <table:table-cell table:formula="of:=ABS(DEGREES(ACOS((SQRT(POWER(([.$C$35]-[.C40]);2)))/[.F40]))-45)" office:value-type="float" office:value="7.77065434519523" calcext:value-type="float">
            <text:p>7.7706543452</text:p>
          </table:table-cell>
          <table:table-cell office:value-type="float" office:value="10.9" calcext:value-type="float">
            <text:p>10.9</text:p>
          </table:table-cell>
          <table:table-cell table:formula="of:=1-([.K40]/[.L40])" office:value-type="float" office:value="0.287095931633465" calcext:value-type="float">
            <text:p>0.28709593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-0.17" calcext:value-type="float">
            <text:p>-0.17</text:p>
          </table:table-cell>
          <table:table-cell/>
          <table:table-cell table:style-name="ce6" table:formula="of:=SQRT(POWER(([.C41]-[.$C$35]);2) + POWER(([.D41]-[.$D$35]);2))" office:value-type="float" office:value="4.29063223779433" calcext:value-type="float">
            <text:p>4.2906322378</text:p>
          </table:table-cell>
          <table:table-cell office:value-type="float" office:value="5.04" calcext:value-type="float">
            <text:p>5.04</text:p>
          </table:table-cell>
          <table:table-cell table:formula="of:=1-([.F41]/[.G41])" office:value-type="float" office:value="0.148684079802712" calcext:value-type="float">
            <text:p>0.1486840798</text:p>
          </table:table-cell>
          <table:table-cell table:number-columns-repeated="2"/>
          <table:table-cell table:formula="of:=ABS(DEGREES(ACOS((SQRT(POWER(([.$C$35]-[.C41]);2)))/[.F41]))-45)" office:value-type="float" office:value="3.73242118055057" calcext:value-type="float">
            <text:p>3.7324211806</text:p>
          </table:table-cell>
          <table:table-cell office:value-type="float" office:value="6.185" calcext:value-type="float">
            <text:p>6.185</text:p>
          </table:table-cell>
          <table:table-cell table:formula="of:=1-([.K41]/[.L41])" office:value-type="float" office:value="0.396536591665228" calcext:value-type="float">
            <text:p>0.3965365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-0.88" calcext:value-type="float">
            <text:p>-0.88</text:p>
          </table:table-cell>
          <table:table-cell/>
          <table:table-cell table:style-name="ce6" table:formula="of:=SQRT(POWER(([.C42]-[.$C$35]);2) + POWER(([.D42]-[.$D$35]);2))" office:value-type="float" office:value="3.31615741484025" calcext:value-type="float">
            <text:p>3.3161574148</text:p>
          </table:table-cell>
          <table:table-cell office:value-type="float" office:value="4.05" calcext:value-type="float">
            <text:p>4.05</text:p>
          </table:table-cell>
          <table:table-cell table:formula="of:=1-([.F42]/[.G42])" office:value-type="float" office:value="0.181195700039443" calcext:value-type="float">
            <text:p>0.1811957</text:p>
          </table:table-cell>
          <table:table-cell table:number-columns-repeated="2"/>
          <table:table-cell table:formula="of:=ABS(DEGREES(ACOS((SQRT(POWER(([.$C$35]-[.C42]);2)))/[.F42]))-45)" office:value-type="float" office:value="5.26079464583047" calcext:value-type="float">
            <text:p>5.2607946458</text:p>
          </table:table-cell>
          <table:table-cell office:value-type="float" office:value="8.1427" calcext:value-type="float">
            <text:p>8.1427</text:p>
          </table:table-cell>
          <table:table-cell table:formula="of:=1-([.K42]/[.L42])" office:value-type="float" office:value="0.353925031521428" calcext:value-type="float">
            <text:p>0.35392503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9:20:04.9328841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0:18:33.872000000</meta:creation-date>
    <dc:date>2017-06-29T20:12:43.036474134</dc:date>
    <meta:editing-duration>PT1H49M53S</meta:editing-duration>
    <meta:editing-cycles>14</meta:editing-cycles>
    <meta:generator>LibreOffice/5.1.4.2$Linux_X86_64 LibreOffice_project/10m0$Build-2</meta:generator>
    <meta:document-statistic meta:table-count="2" meta:cell-count="398" meta:object-count="0"/>
  </office:meta>
</office:document-meta>
</file>